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4205a"/>
    </style:style>
    <style:style style:name="P2" style:family="paragraph" style:parent-style-name="Standard">
      <style:paragraph-properties fo:text-align="justify" style:justify-single-word="false"/>
      <style:text-properties officeooo:paragraph-rsid="0007164a"/>
    </style:style>
    <style:style style:name="P3" style:family="paragraph" style:parent-style-name="Standard">
      <style:paragraph-properties fo:text-align="justify" style:justify-single-word="false"/>
      <style:text-properties officeooo:paragraph-rsid="00089d14"/>
    </style:style>
    <style:style style:name="P4" style:family="paragraph" style:parent-style-name="Standard">
      <style:paragraph-properties fo:text-align="justify" style:justify-single-word="false"/>
      <style:text-properties officeooo:paragraph-rsid="00098daa"/>
    </style:style>
    <style:style style:name="P5" style:family="paragraph" style:parent-style-name="Standard">
      <style:paragraph-properties fo:text-align="justify" style:justify-single-word="false"/>
      <style:text-properties officeooo:paragraph-rsid="000ad975"/>
    </style:style>
    <style:style style:name="P6" style:family="paragraph" style:parent-style-name="Standard">
      <style:paragraph-properties fo:text-align="justify" style:justify-single-word="false"/>
      <style:text-properties officeooo:rsid="0004205a" officeooo:paragraph-rsid="0004205a"/>
    </style:style>
    <style:style style:name="P7" style:family="paragraph" style:parent-style-name="Standard">
      <style:paragraph-properties fo:text-align="justify" style:justify-single-word="false"/>
      <style:text-properties officeooo:rsid="0007154e" officeooo:paragraph-rsid="0007154e"/>
    </style:style>
    <style:style style:name="P8" style:family="paragraph" style:parent-style-name="Standard">
      <style:paragraph-properties fo:text-align="justify" style:justify-single-word="false"/>
      <style:text-properties officeooo:rsid="0007164a" officeooo:paragraph-rsid="0007164a"/>
    </style:style>
    <style:style style:name="P9" style:family="paragraph" style:parent-style-name="Standard">
      <style:paragraph-properties fo:text-align="justify" style:justify-single-word="false"/>
      <style:text-properties officeooo:rsid="00089d14" officeooo:paragraph-rsid="00089d14"/>
    </style:style>
    <style:style style:name="P10" style:family="paragraph" style:parent-style-name="Standard">
      <style:paragraph-properties fo:text-align="justify" style:justify-single-word="false"/>
      <style:text-properties officeooo:rsid="00098daa" officeooo:paragraph-rsid="00098daa"/>
    </style:style>
    <style:style style:name="P11" style:family="paragraph" style:parent-style-name="Heading_20_1">
      <style:paragraph-properties fo:text-align="justify" style:justify-single-word="false"/>
    </style:style>
    <style:style style:name="P12" style:family="paragraph" style:parent-style-name="Heading_20_1">
      <style:paragraph-properties fo:text-align="justify" style:justify-single-word="false"/>
      <style:text-properties officeooo:rsid="0004205a"/>
    </style:style>
    <style:style style:name="P13" style:family="paragraph" style:parent-style-name="Heading_20_1">
      <style:paragraph-properties fo:text-align="justify" style:justify-single-word="false"/>
      <style:text-properties officeooo:rsid="0007154e"/>
    </style:style>
    <style:style style:name="P14" style:family="paragraph" style:parent-style-name="Heading_20_2">
      <style:paragraph-properties fo:text-align="justify" style:justify-single-word="false"/>
    </style:style>
    <style:style style:name="P15" style:family="paragraph" style:parent-style-name="Heading_20_2">
      <style:paragraph-properties fo:text-align="justify" style:justify-single-word="false"/>
      <style:text-properties officeooo:rsid="0007164a"/>
    </style:style>
    <style:style style:name="T1" style:family="text">
      <style:text-properties officeooo:rsid="000247c1"/>
    </style:style>
    <style:style style:name="T2" style:family="text">
      <style:text-properties officeooo:rsid="0004205a"/>
    </style:style>
    <style:style style:name="T3" style:family="text">
      <style:text-properties officeooo:rsid="00053283"/>
    </style:style>
    <style:style style:name="T4" style:family="text">
      <style:text-properties officeooo:rsid="0005f675"/>
    </style:style>
    <style:style style:name="T5" style:family="text">
      <style:text-properties officeooo:rsid="0007154e"/>
    </style:style>
    <style:style style:name="T6" style:family="text">
      <style:text-properties officeooo:rsid="0007164a"/>
    </style:style>
    <style:style style:name="T7" style:family="text">
      <style:text-properties officeooo:rsid="00089d14"/>
    </style:style>
    <style:style style:name="T8" style:family="text">
      <style:text-properties officeooo:rsid="00098daa"/>
    </style:style>
    <style:style style:name="T9" style:family="text">
      <style:text-properties officeooo:rsid="000ad975"/>
    </style:style>
    <style:style style:name="T10" style:family="text">
      <style:text-properties officeooo:rsid="000c3d5f"/>
    </style:style>
    <style:style style:name="T11" style:family="text">
      <style:text-properties style:font-name="Courier 10 Pitch" officeooo:rsid="0004205a"/>
    </style:style>
    <style:style style:name="T12" style:family="text">
      <style:text-properties style:font-name="Courier 10 Pitch" officeooo:rsid="0007164a"/>
    </style:style>
    <style:style style:name="T13" style:family="text">
      <style:text-properties style:font-name="Courier 10 Pitch" officeooo:rsid="000c3d5f"/>
    </style:style>
    <style:style style:name="T14" style:family="text">
      <style:text-properties style:font-name="Courier 10 Pitch" officeooo:rsid="000ad975"/>
    </style:style>
    <style:style style:name="T15" style:family="text">
      <style:text-properties officeooo:rsid="000c7d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okumentace úlohy DKA: </text:span><text:span text:style-name="T2">Determinizace konečného automatu v Python </text:span><text:span text:style-name="T15">3</text:span><text:span text:style-name="T2"> do IPP 2011/2012</text:span></text:p>
      <text:p text:style-name="P6">Jméno a přímení: Ondřej Šlampa</text:p>
      <text:p text:style-name="P6">Login: xslamp01</text:p>
      <text:p text:style-name="P6"/>
      <text:h text:style-name="P12" text:outline-level="1">Zadání</text:h>
      <text:p text:style-name="P1"><text:span text:style-name="T2">Vytvořte skript, který provede determinizaci konečného automatu. Skript se chová jako textový filtr, tzn. data čte ze standardního vstupu a zapisuje na standardní výstup, pokud to není změněno přepínači </text:span><text:span text:style-name="T11">--input</text:span><text:span text:style-name="T2"> a </text:span><text:span text:style-name="T11">--output</text:span><text:span text:style-name="T2">.</text:span></text:p>
      <text:p text:style-name="P6"/>
      <text:h text:style-name="P11" text:outline-level="1"><text:span text:style-name="T3">Ana</text:span><text:span text:style-name="T4">l</text:span><text:span text:style-name="T3">ýza problému</text:span></text:h>
      <text:p text:style-name="P7">Řešení problému jsem si rozdělil na čtyři části: analýza přepínačů na příkazové řádce, kontrola vstupního automatu a jeho převedení na množiny objektů, odstranění epsilon přechodů a determinizace automatu.</text:p>
      <text:p text:style-name="P7"/>
      <text:h text:style-name="P13" text:outline-level="1">Řešení problémů</text:h>
      <text:p text:style-name="P7">Při řešení těchto problémů jsem se snažil maximálně využít povolené moduly a standardní <text:s/>knihovnu jazyka Python.</text:p>
      <text:p text:style-name="P7"/>
      <text:h text:style-name="P15" text:outline-level="2">Analýza přepínačů na příkazové řádce </text:h>
      <text:p text:style-name="P2"><text:span text:style-name="T6">Tady jsem využil modulu </text:span><text:span text:style-name="T12">argparse</text:span><text:span text:style-name="T6">, který provedl celou analýzu. Kontrolu kompatibilních přepínačů, jim příslušících hodnot a nastavení výchozích hodnot provádí již skript samotný. </text:span></text:p>
      <text:p text:style-name="P8"/>
      <text:h text:style-name="P14" text:outline-level="2"><text:span text:style-name="T7">K</text:span><text:span text:style-name="T5">ontrola vstupního automatu a jeho převedení na množiny objektů</text:span></text:h>
      <text:p text:style-name="P3"><text:span text:style-name="T7">Jako první se provede odstranění přebytečných bílých znaků a komentářů. Následně se pomocí regulárního výrazu automat zkontroluje. Předení na množiny objektů se provede pomocí rozdělení vstupného řetězce na jednotlivé množiny (stavů, pravidel …) a ty jsou dále rozděleny na jejich položky. Ty jsou pak převedeny na objekty, které jsou ukládány do množin. </text:span><text:span text:style-name="T8">Během tohoto je také provedena kontrola neprázdnosti množiny pravidel, protože tato chyba způsobuje jiný návratový kód než ostatní.</text:span></text:p>
      <text:p text:style-name="P9"/>
      <text:h text:style-name="P14" text:outline-level="2"><text:span text:style-name="T7">O</text:span><text:span text:style-name="T5">dstranění epsilon přechodů</text:span></text:h>
      <text:p text:style-name="P4"><text:span text:style-name="T8">Zde jsem pouze implementoval algoritmus z přednášek předmětu IFJ. Při určování epsilon uzávěru využívám seřazené množiny epsilon pravidel (množina je seřazená podle času vložení). </text:span><text:span text:style-name="T10">Třídu </text:span><text:span text:style-name="T13">OrderedSet</text:span><text:span text:style-name="T10">, představující tuto množinu jsem implementoval jako odvozenou od třídy list.</text:span></text:p>
      <text:p text:style-name="P10"/>
      <text:h text:style-name="P14" text:outline-level="2"><text:span text:style-name="T8">D</text:span><text:span text:style-name="T5">eterminizace </text:span><text:span text:style-name="T5">automatu</text:span></text:h>
      <text:p text:style-name="P5"><text:span text:style-name="T8">Zde se také jedná jen o implementaci algoritmu z předmětu IFJ. </text:span><text:span text:style-name="T9">Při ní vyžívám </text:span><text:span text:style-name="T10">třídu</text:span><text:span text:style-name="T9"> </text:span><text:span text:style-name="T14">MultiState</text:span><text:span text:style-name="T9">, kter</text:span><text:span text:style-name="T10">a</text:span><text:span text:style-name="T9"> představuje několik stavů spojených dohromady. </text:span><text:span text:style-name="T10">Tato třída je odvozená od třídy </text:span><text:span text:style-name="T13">State</text:span><text:span text:style-name="T10">, která představuje jednoduchý stav automat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ndra </meta:initial-creator>
    <meta:creation-date>2012-04-27T20:28:43</meta:creation-date>
    <dc:date>2012-04-27T21:44:43</dc:date>
    <dc:creator>Ondra </dc:creator>
    <meta:editing-duration>PT01H12M22S</meta:editing-duration>
    <meta:editing-cycles>9</meta:editing-cycles>
    <meta:generator>OpenOffice.org/3.2$Unix OpenOffice.org_project/320m19$Build-9505</meta:generator>
    <meta:document-statistic meta:table-count="0" meta:image-count="0" meta:object-count="0" meta:page-count="1" meta:paragraph-count="17" meta:word-count="285" meta:character-count="2022"/>
  </office:meta>
</office:document-meta>
</file>